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d917" officeooo:paragraph-rsid="0001d917"/>
    </style:style>
    <style:style style:name="P2" style:family="paragraph" style:parent-style-name="Standard">
      <style:text-properties officeooo:rsid="0003adc1" officeooo:paragraph-rsid="0003adc1"/>
    </style:style>
    <style:style style:name="P3" style:family="paragraph" style:parent-style-name="Standard">
      <style:text-properties officeooo:rsid="0004ba0a" officeooo:paragraph-rsid="0004ba0a"/>
    </style:style>
    <style:style style:name="P4" style:family="paragraph" style:parent-style-name="Standard">
      <style:text-properties fo:color="#d4d4d4" loext:opacity="100%" style:font-name="Consolas" fo:font-size="10.5pt" fo:font-weight="normal" officeooo:rsid="0003adc1" officeooo:paragraph-rsid="0003adc1" fo:background-color="#1e1e1e"/>
    </style:style>
    <style:style style:name="P5" style:family="paragraph" style:parent-style-name="Standard">
      <style:text-properties officeooo:rsid="0004ba0a" officeooo:paragraph-rsid="0005f51a"/>
    </style:style>
    <style:style style:name="P6" style:family="paragraph" style:parent-style-name="Standard">
      <style:text-properties officeooo:rsid="0005f58d" officeooo:paragraph-rsid="001108e7"/>
    </style:style>
    <style:style style:name="P7" style:family="paragraph" style:parent-style-name="Standard">
      <style:text-properties officeooo:rsid="0005f58d" officeooo:paragraph-rsid="00124361"/>
    </style:style>
    <style:style style:name="P8" style:family="paragraph" style:parent-style-name="Standard">
      <style:text-properties officeooo:paragraph-rsid="0009496d"/>
    </style:style>
    <style:style style:name="P9" style:family="paragraph" style:parent-style-name="Standard">
      <style:text-properties officeooo:rsid="0001d917" officeooo:paragraph-rsid="0001d917"/>
    </style:style>
    <style:style style:name="P10" style:family="paragraph" style:parent-style-name="Standard">
      <style:text-properties officeooo:rsid="000d7ba2" officeooo:paragraph-rsid="000d7ba2"/>
    </style:style>
    <style:style style:name="P11" style:family="paragraph" style:parent-style-name="Standard">
      <style:text-properties fo:color="#d4d4d4" loext:opacity="100%" style:font-name="Consolas" fo:font-size="10.5pt" fo:font-weight="normal" officeooo:paragraph-rsid="0009496d" fo:background-color="#1e1e1e"/>
    </style:style>
    <style:style style:name="P12" style:family="paragraph" style:parent-style-name="Standard">
      <style:text-properties fo:color="#d4d4d4" loext:opacity="100%" style:font-name="Consolas" fo:font-size="10.5pt" fo:font-weight="normal" officeooo:rsid="0013eec4" officeooo:paragraph-rsid="0013eec4" fo:background-color="#1e1e1e"/>
    </style:style>
    <style:style style:name="P13" style:family="paragraph" style:parent-style-name="Standard">
      <style:text-properties officeooo:rsid="000eb55a" officeooo:paragraph-rsid="000eb55a"/>
    </style:style>
    <style:style style:name="P14" style:family="paragraph" style:parent-style-name="Standard">
      <style:text-properties officeooo:rsid="0013eec4" officeooo:paragraph-rsid="0013eec4"/>
    </style:style>
    <style:style style:name="P15" style:family="paragraph" style:parent-style-name="Standard">
      <style:text-properties officeooo:rsid="0013eec4" officeooo:paragraph-rsid="001e08c8"/>
    </style:style>
    <style:style style:name="P16" style:family="paragraph" style:parent-style-name="Standard">
      <style:text-properties officeooo:rsid="0013eec4" officeooo:paragraph-rsid="001f7858"/>
    </style:style>
    <style:style style:name="P17" style:family="paragraph" style:parent-style-name="Standard">
      <style:text-properties officeooo:rsid="001e08c8" officeooo:paragraph-rsid="001e08c8"/>
    </style:style>
    <style:style style:name="P18" style:family="paragraph" style:parent-style-name="Standard">
      <style:text-properties officeooo:rsid="001f7858" officeooo:paragraph-rsid="001f7858"/>
    </style:style>
    <style:style style:name="P19" style:family="paragraph" style:parent-style-name="Standard">
      <style:text-properties officeooo:rsid="001f7858" officeooo:paragraph-rsid="001fa85b"/>
    </style:style>
    <style:style style:name="P20" style:family="paragraph" style:parent-style-name="Standard">
      <style:text-properties officeooo:paragraph-rsid="0021432b"/>
    </style:style>
    <style:style style:name="P21" style:family="paragraph" style:parent-style-name="Standard">
      <style:text-properties officeooo:rsid="002218dd" officeooo:paragraph-rsid="002218dd"/>
    </style:style>
    <style:style style:name="T1" style:family="text">
      <style:text-properties officeooo:rsid="0003adc1"/>
    </style:style>
    <style:style style:name="T2" style:family="text">
      <style:text-properties officeooo:rsid="0005f51a"/>
    </style:style>
    <style:style style:name="T3" style:family="text">
      <style:text-properties officeooo:rsid="0005f58d"/>
    </style:style>
    <style:style style:name="T4" style:family="text">
      <style:text-properties officeooo:rsid="00068862"/>
    </style:style>
    <style:style style:name="T5" style:family="text">
      <style:text-properties officeooo:rsid="00078b11"/>
    </style:style>
    <style:style style:name="T6" style:family="text">
      <style:text-properties officeooo:rsid="0009496d"/>
    </style:style>
    <style:style style:name="T7" style:family="text">
      <style:text-properties officeooo:rsid="000b3110"/>
    </style:style>
    <style:style style:name="T8" style:family="text">
      <style:text-properties officeooo:rsid="000bb0a0"/>
    </style:style>
    <style:style style:name="T9" style:family="text">
      <style:text-properties officeooo:rsid="000c41d2"/>
    </style:style>
    <style:style style:name="T10" style:family="text">
      <style:text-properties officeooo:rsid="000eb55a"/>
    </style:style>
    <style:style style:name="T11" style:family="text">
      <style:text-properties officeooo:rsid="000fec4a"/>
    </style:style>
    <style:style style:name="T12" style:family="text">
      <style:text-properties officeooo:rsid="00107558"/>
    </style:style>
    <style:style style:name="T13" style:family="text">
      <style:text-properties officeooo:rsid="001108e7"/>
    </style:style>
    <style:style style:name="T14" style:family="text">
      <style:text-properties officeooo:rsid="00124361"/>
    </style:style>
    <style:style style:name="T15" style:family="text">
      <style:text-properties officeooo:rsid="0015011e"/>
    </style:style>
    <style:style style:name="T16" style:family="text">
      <style:text-properties officeooo:rsid="00165018"/>
    </style:style>
    <style:style style:name="T17" style:family="text">
      <style:text-properties officeooo:rsid="001662f1"/>
    </style:style>
    <style:style style:name="T18" style:family="text">
      <style:text-properties officeooo:rsid="00178266"/>
    </style:style>
    <style:style style:name="T19" style:family="text">
      <style:text-properties officeooo:rsid="001806e7"/>
    </style:style>
    <style:style style:name="T20" style:family="text">
      <style:text-properties officeooo:rsid="00190a67"/>
    </style:style>
    <style:style style:name="T21" style:family="text">
      <style:text-properties officeooo:rsid="0019a214"/>
    </style:style>
    <style:style style:name="T22" style:family="text">
      <style:text-properties officeooo:rsid="001b8f96"/>
    </style:style>
    <style:style style:name="T23" style:family="text">
      <style:text-properties officeooo:rsid="001d6891"/>
    </style:style>
    <style:style style:name="T24" style:family="text">
      <style:text-properties officeooo:rsid="001e08c8"/>
    </style:style>
    <style:style style:name="T25" style:family="text">
      <style:text-properties officeooo:rsid="001f7858"/>
    </style:style>
    <style:style style:name="T26" style:family="text">
      <style:text-properties officeooo:rsid="001fa85b"/>
    </style:style>
    <style:style style:name="T27" style:family="text">
      <style:text-properties officeooo:rsid="0021432b"/>
    </style:style>
    <style:style style:name="T28" style:family="text">
      <style:text-properties officeooo:rsid="002218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y take on translating this certified Brazilian classic</text:p>
      <text:p text:style-name="P1"/>
      <text:p text:style-name="P1">So there’s this one story that’s circulated around certain circles of the Portuguese speaking sides of the internet, one that’s so iconic and omnipresent that if you were to ask a Brazilian user “Ay, you remember that story about the kid who came into his brand new Dreamcast?”, there’s a 99% chance you’d get a confident “yes”.</text:p>
      <text:p text:style-name="P1"/>
      <text:p text:style-name="P1">Recently, this story has been gaining some traction in the English sides of the net too, after Justin Whang’s amazing vid shed some light on it to our gringo friends. <text:span text:style-name="T1">After I too watched this video, one thing led to another and I ended up seeking out any English translations of this sacred text, perhaps out of morbid curiosity, and as expected my findings weren’t exactly great. Don’t get me wrong, it’s great that people have translated this story to English at all, but even Whang himself seemed a bit stumped by some of the translation choices and wording used in the localization, so I thought I’d put my English skills to some use and translate this tale in a way that’s more appealing to my own tastes while also supplying some translator notes to explain some of the more… cultural aspects of this story. ;P </text:span><text:span text:style-name="T10">So yeah, if you like this translation feel free to share it around the net, you don’t even really need to credit me but it &lt;i&gt;would&lt;/i&gt; be kinda cool if you did lol. Either way I’d be happy if more people got to read this legendary tale.</text:span></text:p>
      <text:p text:style-name="P1"/>
      <text:p text:style-name="P3">Oh, and, in case you couldn’t tell, this story contains inappropriate content so minors begone.</text:p>
      <text:p text:style-name="P1"/>
      <text:p text:style-name="P2">So um… enjoy??? I guess</text:p>
      <text:p text:style-name="P2"/>
      <text:p text:style-name="P4">I BROKE MY DREAMCAST - PART 1</text:p>
      <text:p text:style-name="P2"/>
      <text:p text:style-name="P5">Translator note <text:span text:style-name="T2">(Click to expand)</text:span> </text:p>
      <text:p text:style-name="P5">So, for a bit of context, this story was originally posted in <text:span text:style-name="T2">a now defunct Brazilian gaming forum (I couldn’t find a reliable source on which one it was), so this was originally liveblogged as it happened in real time, and it eventually got converted into a text file for easy reading and sharing, with the different posts being labeled as “parts”.</text:span></text:p>
      <text:p text:style-name="P5"/>
      <text:p text:style-name="P8"><text:span text:style-name="T3">“I broke my Dreamcast like a dumbass. My name is Leonam and I’m 13 years old. I know it sounds like bull but I swear I’m telling the truth. It all started when I was playing my bootleg copy of Crazy Taxi. after a bit, I got bored and wanted to play another game, so I shut off my Dreamcast, ejected Crazy Taxi, but left the lid open (my biggest mistake) to insert the boot disc, </text:span><text:span text:style-name="T4">but then, my parents decided to leave the house, so I was all by myself. I suddenly got the urge to jack off, so I boot up my computer and load up my favourite webpage (which I discovered in this forum…) and, well, you know. Eventually I feel some pressure building up and I can’t hold it in, but since I was facing my PC, </text:span><text:span text:style-name="T5">my instinct was to quickly turn left so I wouldn’t get my monitor or keyboard dirty, the issue is, my Dreamcast sits on the same desk as my PC, more specifically to the left of it… That’s right… I CAME INTO MY DREAMCAST… Laugh at me all you want, I don’t know if I find this funny or tragic myself, the lens got all dirty, I tried my hardest to clean it, but the cum dried over it. What the hell do I do now? I begged my parents incessantly for this console and now barely a month into owning it and it’s already broken. My mum will kill me when she finds out </text:span><text:span text:style-name="T6">that </text:span><text:span text:style-name="T8">I already broke the console </text:span><text:span text:style-name="T6">she spent 750 reais </text:span><text:span text:style-name="T9">to get.</text:span><text:span text:style-name="T6"> [T/N: Roughly $600 or </text:span>£<text:span text:style-name="T6">520 </text:span><text:span text:style-name="T7">in</text:span><text:span text:style-name="T6"> 2022 </text:span><text:span text:style-name="T7">money</text:span><text:span text:style-name="T6">] </text:span><text:span text:style-name="T9">It’s still under warranty, but what do I tell the store clerk? How do I clean my lens now? Help me please! I promise to never masturbate ever again!</text:span><text:span text:style-name="T3">”</text:span></text:p>
      <text:p text:style-name="P8"/>
      <text:p text:style-name="P11">I BROKE MY DREAMCAST - PART 2</text:p>
      <text:p text:style-name="P8"/>
      <text:p text:style-name="P13"/>
      <text:p text:style-name="P6">“<text:span text:style-name="T10">I ran home from school this morning. When I reached my front door I was breathing heavily and sweating, but guess who I find waiting for me, looking like a general with my Dreamcast on her lap, </text:span><text:soft-page-break/><text:span text:style-name="T10">sitting on the couch? MY. MOTHER… </text:span><text:span text:style-name="T11">I started sweating even more, and then, she yells: -“&lt;b&gt;LEONAM!&lt;/b&gt; WHAT DID YOU SPILL IN THIS VIDEO GAME?” </text:span></text:p>
      <text:p text:style-name="P7"><text:span text:style-name="T11">I almost fell to my knees.</text:span></text:p>
      <text:p text:style-name="P7"><text:span text:style-name="T11">Then I ask</text:span><text:span text:style-name="T14">ed</text:span><text:span text:style-name="T11"> her: - “Why do you ask?” And she scream</text:span><text:span text:style-name="T14">ed</text:span><text:span text:style-name="T11"> back: </text:span></text:p>
      <text:p text:style-name="P7"><text:span text:style-name="T11">- “I TOOK THIS CONSOLE TO THE RENTAL SHOP WHERE I BOUGHT IT AND THE CLERK OPENED IT, AND IT WAS STAINED WITH SOMETHING! TELL ME THE TRUTH RIGHT NOW!” </text:span></text:p>
      <text:p text:style-name="P7"><text:span text:style-name="T11">I felt like I was about to faint. She continued: </text:span></text:p>
      <text:p text:style-name="P7"><text:span text:style-name="T11">- “</text:span><text:span text:style-name="T12">DID YOU SPILL CHOCOLATE MILK ON THIS VIDEO GAME LEONAM? I CAN’T BELIEVE IT! I SPEND THIS MUCH ON A TOY AND IT’S ALREADY BROKEN?!” </text:span></text:p>
      <text:p text:style-name="P7"><text:span text:style-name="T12">- “</text:span><text:span text:style-name="T13">But I didn’t spill anything on it!” I argued.</text:span></text:p>
      <text:p text:style-name="P7">- “<text:span text:style-name="T14">THEN WHY DOES THIS SMELL LIKE CHEESE? WHAT DID YOU SPILL IN HERE? DID YOU KNOW THE WARRANTY DOESN’T COVER THIS, LEONAM?” She replied.</text:span></text:p>
      <text:p text:style-name="P14">My legs were shaking.</text:p>
      <text:p text:style-name="P14">I booked it to my room and locked the door, I got my phone and decided to try calling Tectoy [T/N: Tectoy is the company that officially distributes SEGA products in Brazil]. <text:span text:style-name="T15">Before explaining my predicament to the agent, I swore on everything it wasn’t a prank call, and THE FREAKING REP LAUGHED IN MY FACE! I know it sounds funny but I’m freakin’ PISSED! He then told me I should not try scraping the gunk off the lens because that might damage it, he also said I should take it to the repair centre and tell them the truth so they don’t mess with anything they aren’t supposed to try to fix, but HOW AM I GOING TO TELL A TECHNICIAN THAT I CAME INTO MY DREAMCAST??? (Do I just go up to him and say “Excuse me sir, I accidentally came inside my Dreamcast and I’d like it to be serviced, please???) </text:span><text:span text:style-name="T16">I also think my mum has already caught on to what’s really happened by now. Of course she recognizes that smell, every Thursday and Tuesday my parents go at it all night long! She just wants me to admit it so she can Rub it in my face! I think I’ll tell my dad… God, I wish I had a younger brother I could blame this on. Damn it! I’m going crazy! YOU GUYS ARE MY LAST BEACON OF HOPE! DO I CLEAN THE LENS MYSELF WITH WATER OR RUBBING ALCOHOL OR SOMETHING??? MY MUM IS GOING TO SKIN ME! HOW CAN I CLEAN SPUNK OFF THE LENS WITHOUT RUINING MY DREAMCAST??????”</text:span></text:p>
      <text:p text:style-name="P14"/>
      <text:p text:style-name="P12">I BROKE MY DREAMCAST - PART 3</text:p>
      <text:p text:style-name="P14"/>
      <text:p text:style-name="P14">“<text:span text:style-name="T17">Before anything I’d like to thank Erik and Francisco for helping me </text:span><text:span text:style-name="T18">trough this sticky situation</text:span><text:span text:style-name="T17">. Seriously, </text:span><text:span text:style-name="T18">thank you</text:span><text:span text:style-name="T17">. </text:span><text:span text:style-name="T18">Alright so, first things first since you guys are actually being nice to me: I broke my earlier promise. It was stronger than me, I think I might be addicted, I’m sorry… This time I aimed it properly and didn’t hit anything though! So at least we have that! </text:span><text:span text:style-name="T19">Anyhow, Francisco Lopez, the Tectoy guy also told me to try one of those lens cleaner CDs, those that have a bunch of songs in different languages and these little brushes that clean the lens while it’s playing, but the issue is, while we do have one of those, it’s meant for lighter grime, like dust and stuff, not slime that’s already gone dry! I tried it and no dice, the console still can’t read any discs. And no Lestat, I wasn’t trying to fuck my Dreamcast, neither was this my first time ejaculating, it’s happened 5 times before the incident, and either way, what does this have to do with anything? Francisco, I’d rather not tell you where I live, because things might get worse. There’s even some guy who says he’s going to archive these threads in a webpage! Imagine if people find out where I live! I’ll suffer for the rest of my existence! I don’t want a wank to ruin my life! I’ve also told this story to some classmates, and they’ve nicknamed me “GONZAGUINHA”, you know, the accordion player! [T/N: This nickname is in reference to the 90s Brazilian slang term for masturbation, “tocar sanfona”, or “to play the accordion”, Leonam himself actually uses this term multiple times in the original version of this story] </text:span><text:span text:style-name="T21">If anyone has any more insight,</text:span><text:span text:style-name="T20"> </text:span><text:span text:style-name="T21">please reply to this thread or shoot me a DM, thank you. </text:span><text:span text:style-name="T22">As for my mother, well, let’s just say I have to constantly clear my browser history because she’s always checking it. She’s just that controlling. Can you </text:span><text:soft-page-break/><text:span text:style-name="T22">imagine if she gets on this website and finds these threads? I think I’d actually die! You may call me childish, but I’m only 13 years old!! I’m still figuring things out! And making mistakes is how you learn and grow as a person! Do you guys seriously think I’d intentionally do this to my Dreamcast?! Help! That’s the only thing I’m asking for right now!”</text:span></text:p>
      <text:p text:style-name="P14"/>
      <text:p text:style-name="P12">I BROKE MY DREAMCAST - PART 4</text:p>
      <text:p text:style-name="P14"/>
      <text:p text:style-name="P14">“<text:span text:style-name="T22">I’m pleased to announce that my nightmare has finally reached its end, thank God… I didn’t get hit, but it was WAY worse! I had to suffer trough the </text:span><text:span text:style-name="T23">most embarrassing experience I’ve ever had the displeasure of living. Basically, I noticed things were about to go south, so I opened up to my dad… It was right after I got home from school. I called him into my room, closed the door and told him everything, I must have been red as a bell pepper from all the embarrassment. I told him:</text:span></text:p>
      <text:p text:style-name="P15"><text:span text:style-name="T24">&lt;br&gt;&lt;br&gt;</text:span></text:p>
      <text:p text:style-name="P14">- “<text:span text:style-name="T23">Dad, for the love of god, do you swear that if I tell you something, you promise to never tell anyone else ever?”</text:span></text:p>
      <text:p text:style-name="P14">&lt;<text:span text:style-name="T24">br&gt;&lt;br&gt;</text:span></text:p>
      <text:p text:style-name="P17">And, he promised, or so I thought. Either way, I closed my eyes and said:</text:p>
      <text:p text:style-name="P15"><text:span text:style-name="T24">&lt;br&gt;&lt;br&gt;</text:span></text:p>
      <text:p text:style-name="P15">- “<text:span text:style-name="T24">Dad, I was the one who broke the console! But it was an accident, I swear! I… I accidentally jizzed on it…”</text:span></text:p>
      <text:p text:style-name="P15"><text:span text:style-name="T24">&lt;br&gt;&lt;br&gt;</text:span></text:p>
      <text:p text:style-name="P17">He laughed. But it wasn’t just a regular laugh. He was FLOORED.</text:p>
      <text:p text:style-name="P15"><text:span text:style-name="T24">&lt;br&gt;&lt;br&gt;</text:span></text:p>
      <text:p text:style-name="P15">- “<text:span text:style-name="T24">I didn’t mean to do it! I’m dying of embarrassment, but it’s what happened…” I said.</text:span></text:p>
      <text:p text:style-name="P15"><text:span text:style-name="T24">&lt;br&gt;&lt;br&gt;</text:span></text:p>
      <text:p text:style-name="P17">Now, up to this point, things seemed fairly optimistic! He said he’d find a way to fix it, and told me off for accessing adult websites, I told him I’d never visit a porn site ever again, and that seemed to be it. We went and had lunch, and I was finally starting to feel less anxious. Well… You guys know how dads have a seemingly innate ability to solve any problem? Well, I didn’t think mine would solve this situation this way! You know what he did? HE WENT AND TOLD MY MUM… I was in my room, just laying in bed, playing some Street Fighter 2 on my Gameboy, when suddenly my mum walks in with a shit eating grin, holding my dad’s hand.</text:p>
      <text:p text:style-name="P16"><text:span text:style-name="T24">&lt;br&gt;&lt;br&gt;</text:span></text:p>
      <text:p text:style-name="P16">- “<text:span text:style-name="T25">Leo”, she said “Me and your father need to talk to you.”</text:span></text:p>
      <text:p text:style-name="P16"><text:span text:style-name="T24">&lt;br&gt;&lt;br&gt;</text:span></text:p>
      <text:p text:style-name="P18">And at that moment, I felt my soul leave my body. Even now I still can’t look my mum in the eyes. I then found myself stuck in an impromptu sex ed class… My ears were burning from the embarrassment.</text:p>
      <text:p text:style-name="P16"><text:span text:style-name="T24">&lt;br&gt;&lt;br&gt;</text:span></text:p>
      <text:p text:style-name="P16">- “<text:span text:style-name="T25">Leo, You’re no longer a kid now. Your body is changing. Your voice is getting deeper, <text:s/>there’s hair growing in weird places, you’re becoming a teenager!”, She explained as if I hadn’t already watched those shitty educational tapes they play at school of the cartoon rabbits who grow up and bang all willy-nilly. She then said:</text:span></text:p>
      <text:p text:style-name="P16"><text:span text:style-name="T24">&lt;br&gt;&lt;br&gt;</text:span></text:p>
      <text:p text:style-name="P18">- “When you feel the urge to do… &lt;i&gt;That&lt;/i&gt;… Go to the bathroom, that way you don’t risk accidentally getting something dirty. And when you’re done, wash your hands so you don’t get sperm on anything”</text:p>
      <text:p text:style-name="P19">&lt;<text:span text:style-name="T26">br&gt;&lt;br&gt;</text:span></text:p>
      <text:p text:style-name="P20"><text:span text:style-name="T26">I wanted to spontaneously combust right then and there. And the worst part is, you won’t believe this, SHE THEN CALLED ALL SIX OF MY AUNTS TO TELL THEM I’M ALREADY MASTURBATING! WHY DID SHE EVEN THINK TO DO THAT???? <text:s/>HELL SHE EVEN TOLD THE LADY WHO WORKS HERE, AND SHE’S A FREAKING HOTTIE… Even my </text:span><text:soft-page-break/><text:span text:style-name="T26">grandma ended up calling me to nag me about how this is bad and I have to stop doing it! My reputation with my family is ruined, my mum has completely exposed me to ridicule! Knowing my aunts, even my cousins know by now… I’m screwed. In the end my dad took the console in for repairs, but guess what! The total price of a new lens is 450 REAIS!! [Roughly $360 </text:span><text:span text:style-name="T27">or </text:span>£<text:span text:style-name="T27">312 in 2022 money] And that’s without service fees. Honestly I think I’d rather just import one from Japan since it’s about the same price anyway, and, well, it’s obviously much better. [T/N &lt;a href=”JESSE.png”&gt;???&lt;/a&gt;] </text:span><text:span text:style-name="T28">I’ve also developed some sort of masturbation anxiety, any time I get that urge I get paranoid I’ll break or get something dirty. I think this experience scarred me for life. And to all the people in this forum that tried to help me, THANK YOU! And learn from my mistakes: NEVER masturbate next to a game console, you might permanently ruin it. (They should put this on the manuals, honestly) Anyways, thank you all for reading.”</text:span></text:p>
      <text:p text:style-name="P17"/>
      <text:p text:style-name="P21">Whew! This one was a doozie to translate, but I’m glad it’s out there. Anyhow, thanks for checking this out I guess lol</text:p>
      <text:p text:style-name="P21"/>
      <text:p text:style-name="P21">-Kuro2427 09/01/2022 12:00 A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02T00:04:26.454000000</dc:date>
    <meta:editing-duration>PT2H1M34S</meta:editing-duration>
    <meta:editing-cycles>21</meta:editing-cycles>
    <meta:generator>LibreOffice/7.3.4.2$Windows_X86_64 LibreOffice_project/728fec16bd5f605073805c3c9e7c4212a0120dc5</meta:generator>
    <meta:document-statistic meta:table-count="0" meta:image-count="0" meta:object-count="0" meta:page-count="4" meta:paragraph-count="48" meta:word-count="2262" meta:character-count="12005" meta:non-whitespace-character-count="9783"/>
  </office:meta>
</office:document-meta>
</file>